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 style:font-family-generic="swiss"/>
    <style:font-face style:name="Cousine" svg:font-family="Cousine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164cm" style:rel-column-width="12198*"/>
    </style:style>
    <style:style style:name="Table3.B" style:family="table-column">
      <style:table-column-properties style:column-width="3.253cm" style:rel-column-width="12538*"/>
    </style:style>
    <style:style style:name="Table3.C" style:family="table-column">
      <style:table-column-properties style:column-width="10.583cm" style:rel-column-width="4079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62cm" style:rel-column-width="4095*"/>
    </style:style>
    <style:style style:name="Table1.P" style:family="table-column">
      <style:table-column-properties style:column-width="1.065cm" style:rel-column-width="41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P1" style:family="table-cell" style:data-style-name="N0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773cm" style:rel-column-width="10689*"/>
    </style:style>
    <style:style style:name="Table4.B" style:family="table-column">
      <style:table-column-properties style:column-width="3.822cm" style:rel-column-width="14734*"/>
    </style:style>
    <style:style style:name="Table4.C" style:family="table-column">
      <style:table-column-properties style:column-width="4.621cm" style:rel-column-width="17815*"/>
    </style:style>
    <style:style style:name="Table4.D" style:family="table-column">
      <style:table-column-properties style:column-width="5.784cm" style:rel-column-width="2229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533cm" style:rel-column-width="17475*"/>
    </style:style>
    <style:style style:name="Table2.B" style:family="table-column">
      <style:table-column-properties style:column-width="12.467cm" style:rel-column-width="48060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533cm" style:rel-column-width="17475*"/>
    </style:style>
    <style:style style:name="Table6.B" style:family="table-column">
      <style:table-column-properties style:column-width="12.467cm" style:rel-column-width="48060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533cm" style:rel-column-width="17475*"/>
    </style:style>
    <style:style style:name="Table7.B" style:family="table-column">
      <style:table-column-properties style:column-width="12.467cm" style:rel-column-width="48060*"/>
    </style:style>
    <style:style style:name="Table7.A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533cm" style:rel-column-width="17475*"/>
    </style:style>
    <style:style style:name="Table8.B" style:family="table-column">
      <style:table-column-properties style:column-width="12.467cm" style:rel-column-width="48060*"/>
    </style:style>
    <style:style style:name="Table8.A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533cm" style:rel-column-width="17475*"/>
    </style:style>
    <style:style style:name="Table9.B" style:family="table-column">
      <style:table-column-properties style:column-width="12.467cm" style:rel-column-width="48060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533cm" style:rel-column-width="17475*"/>
    </style:style>
    <style:style style:name="Table10.B" style:family="table-column">
      <style:table-column-properties style:column-width="12.467cm" style:rel-column-width="48060*"/>
    </style:style>
    <style:style style:name="Table10.A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533cm" style:rel-column-width="17475*"/>
    </style:style>
    <style:style style:name="Table11.B" style:family="table-column">
      <style:table-column-properties style:column-width="12.467cm" style:rel-column-width="48060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533cm" style:rel-column-width="17475*"/>
    </style:style>
    <style:style style:name="Table12.B" style:family="table-column">
      <style:table-column-properties style:column-width="12.467cm" style:rel-column-width="48060*"/>
    </style:style>
    <style:style style:name="Table12.A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533cm" style:rel-column-width="17475*"/>
    </style:style>
    <style:style style:name="Table13.B" style:family="table-column">
      <style:table-column-properties style:column-width="12.467cm" style:rel-column-width="48060*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4.533cm" style:rel-column-width="17475*"/>
    </style:style>
    <style:style style:name="Table14.B" style:family="table-column">
      <style:table-column-properties style:column-width="12.467cm" style:rel-column-width="48060*"/>
    </style:style>
    <style:style style:name="Table14.A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533cm" style:rel-column-width="17475*"/>
    </style:style>
    <style:style style:name="Table5.B" style:family="table-column">
      <style:table-column-properties style:column-width="12.467cm" style:rel-column-width="48060*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4.533cm" style:rel-column-width="17475*"/>
    </style:style>
    <style:style style:name="Table15.B" style:family="table-column">
      <style:table-column-properties style:column-width="12.467cm" style:rel-column-width="48060*"/>
    </style:style>
    <style:style style:name="Table15.A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4.533cm" style:rel-column-width="17475*"/>
    </style:style>
    <style:style style:name="Table16.B" style:family="table-column">
      <style:table-column-properties style:column-width="12.467cm" style:rel-column-width="48060*"/>
    </style:style>
    <style:style style:name="Table16.A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4.533cm" style:rel-column-width="17475*"/>
    </style:style>
    <style:style style:name="Table17.B" style:family="table-column">
      <style:table-column-properties style:column-width="12.467cm" style:rel-column-width="48060*"/>
    </style:style>
    <style:style style:name="Table17.A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4.533cm" style:rel-column-width="17475*"/>
    </style:style>
    <style:style style:name="Table18.B" style:family="table-column">
      <style:table-column-properties style:column-width="12.467cm" style:rel-column-width="48060*"/>
    </style:style>
    <style:style style:name="Table18.A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4.533cm" style:rel-column-width="17475*"/>
    </style:style>
    <style:style style:name="Table19.B" style:family="table-column">
      <style:table-column-properties style:column-width="12.467cm" style:rel-column-width="48060*"/>
    </style:style>
    <style:style style:name="Table19.A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533cm" style:rel-column-width="17475*"/>
    </style:style>
    <style:style style:name="Table20.B" style:family="table-column">
      <style:table-column-properties style:column-width="12.467cm" style:rel-column-width="48060*"/>
    </style:style>
    <style:style style:name="Table20.A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533cm" style:rel-column-width="17475*"/>
    </style:style>
    <style:style style:name="Table21.B" style:family="table-column">
      <style:table-column-properties style:column-width="12.467cm" style:rel-column-width="48060*"/>
    </style:style>
    <style:style style:name="Table21.A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fo:language="pl" fo:country="PL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pl" fo:country="PL" style:font-size-asian="10pt" style:font-size-complex="10pt"/>
    </style:style>
    <style:style style:name="P3" style:family="paragraph" style:parent-style-name="Table_20_Contents">
      <style:text-properties fo:font-size="10pt" fo:language="pl" fo:country="PL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language="pl" fo:country="PL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ousine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sine" fo:font-size="10pt" style:font-size-asian="10pt" style:font-size-complex="10pt"/>
    </style:style>
    <style:style style:name="P7" style:family="paragraph" style:parent-style-name="Table_20_Contents">
      <style:text-properties style:font-name="Cousin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Cousine" fo:font-size="10pt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text-properties fo:language="pl" fo:country="P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pl" fo:country="PL"/>
    </style:style>
    <style:style style:name="P11" style:family="paragraph" style:parent-style-name="Standard">
      <style:text-properties fo:language="pl" fo:country="PL"/>
    </style:style>
    <style:style style:name="P12" style:family="paragraph" style:parent-style-name="Heading">
      <style:paragraph-properties fo:text-align="center" style:justify-single-word="false"/>
      <style:text-properties style:font-name="Cousine" fo:font-size="36pt" style:font-size-asian="36pt" style:font-size-complex="36pt"/>
    </style:style>
    <style:style style:name="P13" style:family="paragraph" style:parent-style-name="Heading_20_1">
      <style:text-properties fo:language="pl" fo:country="PL"/>
    </style:style>
    <style:style style:name="P14" style:family="paragraph" style:parent-style-name="Heading_20_2">
      <style:text-properties fo:language="pl" fo:country="PL"/>
    </style:style>
    <style:style style:name="P15" style:family="paragraph" style:parent-style-name="Table_20_Contents">
      <style:text-properties style:font-name="Cousine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text-properties fo:language="pl" fo:country="PL"/>
    </style:style>
    <style:style style:name="P17" style:family="paragraph" style:parent-style-name="Text_20_body" style:list-style-name="L1">
      <style:text-properties fo:language="pl" fo:country="PL"/>
    </style:style>
    <style:style style:name="P18" style:family="paragraph" style:parent-style-name="Text_20_body" style:list-style-name="L2"/>
    <style:style style:name="P19" style:family="paragraph" style:parent-style-name="Text_20_body">
      <style:paragraph-properties fo:text-align="center" style:justify-single-word="false"/>
      <style:text-properties style:font-name="Cousine"/>
    </style:style>
    <style:style style:name="P20" style:family="paragraph" style:parent-style-name="Text_20_body">
      <style:paragraph-properties fo:text-align="center" style:justify-single-word="false"/>
      <style:text-properties style:font-name="Cousine" fo:font-size="36pt" style:font-size-asian="36pt" style:font-size-complex="36pt"/>
    </style:style>
    <style:style style:name="P21" style:family="paragraph" style:parent-style-name="Text_20_body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><text:span text:style-name="T2">projekt</text:span> </text:p>
      <text:p text:style-name="P12">„radio3”</text:p>
      <text:p text:style-name="P20"/>
      <text:p text:style-name="P19">autor: Robert Jaremczak, SQ6DGT</text:p>
      <text:p text:style-name="P19">wersja robocza</text:p>
      <text:p text:style-name="P21"/>
      <text:h text:style-name="P13" text:outline-level="1">Protokół komunikacyjny</text:h>
      <text:p text:style-name="P10"><text:tab/>Komunikacja z urządzeniem polega na wymianie ramek w trybie master/slave przez port szeregowy, emulowany za pomocą interfejsu USB. Urządzenie pracuje w trybie slave i wysyła ramki tylko w odpowiedzi na żądania pochodzące z zewnątrz, samodzielnie nie inicjuje transmisji.</text:p>
      <text:p text:style-name="P10"><text:tab/>Standardowe parametry transmisji szeregowej:</text:p>
      <text:list xml:id="list4391248836372684748" text:style-name="L1">
        <text:list-item>
          <text:p text:style-name="P17">prędkość: 115200 bit/s</text:p>
        </text:list-item>
        <text:list-item>
          <text:p text:style-name="P17">bity danych: 8</text:p>
        </text:list-item>
        <text:list-item>
          <text:p text:style-name="P17">bity stopu: 1</text:p>
        </text:list-item>
        <text:list-item>
          <text:p text:style-name="P17">kontrola parzystości: wyłączona</text:p>
        </text:list-item>
      </text:list>
      <text:h text:style-name="P14" text:outline-level="2">Struktura ramki</text:h>
      <text:p text:style-name="P9"><text:tab/>Ramka ma następującą strukturę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długość [B]</text:p>
          </table:table-cell>
          <table:table-cell table:style-name="Table3.A1" office:value-type="string">
            <text:p text:style-name="P3">nazwa</text:p>
          </table:table-cell>
          <table:table-cell table:style-name="Table3.C1" office:value-type="string">
            <text:p text:style-name="P3">opis</text:p>
          </table:table-cell>
        </table:table-row>
        <table:table-row>
          <table:table-cell table:style-name="Table3.A2" office:value-type="string">
            <text:p text:style-name="P1">2</text:p>
          </table:table-cell>
          <table:table-cell table:style-name="Table3.A2" office:value-type="string">
            <text:p text:style-name="P1">header</text:p>
          </table:table-cell>
          <table:table-cell table:style-name="Table3.C2" office:value-type="string">
            <text:p text:style-name="P1">format ramki i kod komendy</text:p>
          </table:table-cell>
        </table:table-row>
        <table:table-row>
          <table:table-cell table:style-name="Table3.A2" office:value-type="string">
            <text:p text:style-name="P1">0..2</text:p>
          </table:table-cell>
          <table:table-cell table:style-name="Table3.A2" office:value-type="string">
            <text:p text:style-name="P1">payload_length</text:p>
          </table:table-cell>
          <table:table-cell table:style-name="Table3.C2" office:value-type="string">
            <text:p text:style-name="P1">wartość określająca ilość danych do przesłania</text:p>
          </table:table-cell>
        </table:table-row>
        <table:table-row>
          <table:table-cell table:style-name="Table3.A2" office:value-type="string">
            <text:p text:style-name="P1">0..65804</text:p>
          </table:table-cell>
          <table:table-cell table:style-name="Table3.A2" office:value-type="string">
            <text:p text:style-name="P1">payload</text:p>
          </table:table-cell>
          <table:table-cell table:style-name="Table3.C2" office:value-type="string">
            <text:p text:style-name="P1">dane do przesłania</text:p>
          </table:table-cell>
        </table:table-row>
        <table:table-row>
          <table:table-cell table:style-name="Table3.A2" office:value-type="string">
            <text:p text:style-name="P1">1</text:p>
          </table:table-cell>
          <table:table-cell table:style-name="Table3.A2" office:value-type="string">
            <text:p text:style-name="P1">crc8</text:p>
          </table:table-cell>
          <table:table-cell table:style-name="Table3.C2" office:value-type="string">
            <text:p text:style-name="P1">liczba kontrolna wyliczona algorytmem CRC8</text:p>
          </table:table-cell>
        </table:table-row>
      </table:table>
      <text:p text:style-name="P9"/>
      <text:p text:style-name="P9"><text:tab/>Struktura nagłówka jest następująca:</text:p>
      <table:table table:name="Table1" table:style-name="Table1">
        <table:table-column table:style-name="Table1.A" table:number-columns-repeated="15"/>
        <table:table-column table:style-name="Table1.P"/>
        <table:table-row>
          <table:table-cell table:style-name="Table1.A1" office:value-type="string">
            <text:p text:style-name="P4">15</text:p>
          </table:table-cell>
          <table:table-cell table:style-name="Table1.B1" office:value-type="float" office:value="14">
            <text:p text:style-name="P4">14</text:p>
          </table:table-cell>
          <table:table-cell table:style-name="Table1.B1" office:value-type="float" office:value="13">
            <text:p text:style-name="P4">13</text:p>
          </table:table-cell>
          <table:table-cell table:style-name="Table1.B1" office:value-type="float" office:value="12">
            <text:p text:style-name="P4">12</text:p>
          </table:table-cell>
          <table:table-cell table:style-name="Table1.B1" office:value-type="float" office:value="11">
            <text:p text:style-name="P4">11</text:p>
          </table:table-cell>
          <table:table-cell table:style-name="Table1.B1" office:value-type="float" office:value="10">
            <text:p text:style-name="P4">10</text:p>
          </table:table-cell>
          <table:table-cell table:style-name="Table1.B1" office:value-type="float" office:value="9">
            <text:p text:style-name="P4">9</text:p>
          </table:table-cell>
          <table:table-cell table:style-name="Table1.B1" office:value-type="float" office:value="8">
            <text:p text:style-name="P4">8</text:p>
          </table:table-cell>
          <table:table-cell table:style-name="Table1.B1" office:value-type="float" office:value="7">
            <text:p text:style-name="P4">7</text:p>
          </table:table-cell>
          <table:table-cell table:style-name="Table1.B1" office:value-type="float" office:value="6">
            <text:p text:style-name="P4">6</text:p>
          </table:table-cell>
          <table:table-cell table:style-name="Table1.B1" office:value-type="float" office:value="5">
            <text:p text:style-name="P4">5</text:p>
          </table:table-cell>
          <table:table-cell table:style-name="Table1.B1" office:value-type="float" office:value="4">
            <text:p text:style-name="P4">4</text:p>
          </table:table-cell>
          <table:table-cell table:style-name="Table1.B1" office:value-type="float" office:value="3">
            <text:p text:style-name="P4">3</text:p>
          </table:table-cell>
          <table:table-cell table:style-name="Table1.B1" office:value-type="float" office:value="2">
            <text:p text:style-name="P4">2</text:p>
          </table:table-cell>
          <table:table-cell table:style-name="Table1.B1" office:value-type="float" office:value="1">
            <text:p text:style-name="P4">1</text:p>
          </table:table-cell>
          <table:table-cell table:style-name="Table1.P1" office:value-type="float" office:value="0">
            <text:p text:style-name="P4">0</text:p>
          </table:table-cell>
        </table:table-row>
        <table:table-row>
          <table:table-cell table:style-name="Table1.A2" table:number-columns-spanned="4" office:value-type="string">
            <text:p text:style-name="P2">frame_type</text:p>
          </table:table-cell>
          <table:covered-table-cell/>
          <table:covered-table-cell/>
          <table:covered-table-cell/>
          <table:table-cell table:style-name="Table1.E2" table:number-columns-spanned="12" office:value-type="string">
            <text:p text:style-name="P2">fame_comma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10"><text:tab/>Maksymalna ilość danych, która może zostać przesłana w pojedynczej ramce to 65804 bajty. Wartości i długości odpowiednich pól ramki zależą od jej typu, który z kolei zależy od ilości danych do przesłania.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">frame_type</text:p>
          </table:table-cell>
          <table:table-cell table:style-name="Table4.A1" office:value-type="string">
            <text:p text:style-name="P3">frame_format </text:p>
          </table:table-cell>
          <table:table-cell table:style-name="Table4.A1" office:value-type="string">
            <text:p text:style-name="P3">payload_length</text:p>
          </table:table-cell>
          <table:table-cell table:style-name="Table4.D1" office:value-type="string">
            <text:p text:style-name="P3">payload</text:p>
          </table:table-cell>
        </table:table-row>
        <table:table-row>
          <table:table-cell table:style-name="Table4.A2" office:value-type="string">
            <text:p text:style-name="P1">A</text:p>
          </table:table-cell>
          <table:table-cell table:style-name="Table4.A2" office:value-type="string">
            <text:p text:style-name="P1">ilość danych</text:p>
          </table:table-cell>
          <table:table-cell table:style-name="Table4.A2" office:value-type="string">
            <text:p text:style-name="P1">brak</text:p>
          </table:table-cell>
          <table:table-cell table:style-name="Table4.D2" office:value-type="string">
            <text:p text:style-name="P1">0 – 13 bajtów</text:p>
          </table:table-cell>
        </table:table-row>
        <table:table-row>
          <table:table-cell table:style-name="Table4.A2" office:value-type="string">
            <text:p text:style-name="P1">B</text:p>
          </table:table-cell>
          <table:table-cell table:style-name="Table4.A2" office:value-type="string">
            <text:p text:style-name="P1">14</text:p>
          </table:table-cell>
          <table:table-cell table:style-name="Table4.A2" office:value-type="string">
            <text:p text:style-name="P1">ilość danych – 14</text:p>
          </table:table-cell>
          <table:table-cell table:style-name="Table4.D2" office:value-type="string">
            <text:p text:style-name="P1">14 – 269 bajtów</text:p>
          </table:table-cell>
        </table:table-row>
        <table:table-row>
          <table:table-cell table:style-name="Table4.A2" office:value-type="string">
            <text:p text:style-name="P1">C</text:p>
          </table:table-cell>
          <table:table-cell table:style-name="Table4.A2" office:value-type="string">
            <text:p text:style-name="P1">15</text:p>
          </table:table-cell>
          <table:table-cell table:style-name="Table4.A2" office:value-type="string">
            <text:p text:style-name="P1">ilość danych – 270</text:p>
          </table:table-cell>
          <table:table-cell table:style-name="Table4.D2" office:value-type="string">
            <text:p text:style-name="P1">270 – 65804 bajtów</text:p>
          </table:table-cell>
        </table:table-row>
      </table:table>
      <text:p text:style-name="P10"/>
      <text:p text:style-name="P10"><text:tab/>Ten sposób konstruowania ramki ma na celu zminimalizowanie narzutu w przypadku krótkich komunikatów. Pole crc8 jest wyliczane dla wszystkich bajtów ramki włącznie z nagłówkiem.</text:p>
      <text:p text:style-name="P10"><text:tab/></text:p>
      <text:h text:style-name="P13" text:outline-level="1"><text:soft-page-break/>Zaimplementowane żądania</text:h>
      <text:p text:style-name="P9"><text:tab/>Program sterujący wysyła ramkę z żądaniem do urządzenia, które odsyła odpowiedź. Jeżeli ramka nie zawiera dodatkowych danych w opisie występuje tylko kod komendy. Jeśli dane występują są opisane w formacie nazwa_pola[długość w bajtach]. Każdorazowo format ramki jest odpowiednio dobrany w zależności od całkowitej ilości danych do przesłania.</text:p>
      <text:h text:style-name="P14" text:outline-level="2">DEVICE_RESET</text:h>
      <text:p text:style-name="P9">przywrócenie urządzenia do stanu po włączeniu zasilania.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2.A2" office:value-type="string">
            <text:p text:style-name="P5">frame_command</text:p>
          </table:table-cell>
          <table:table-cell table:style-name="Table2.B2" office:value-type="string">
            <text:p text:style-name="P7">0x000</text:p>
          </table:table-cell>
        </table:table-row>
        <table:table-row>
          <table:table-cell table:style-name="Table2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2.A2" office:value-type="string">
            <text:p text:style-name="P5">frame_command</text:p>
          </table:table-cell>
          <table:table-cell table:style-name="Table2.B2" office:value-type="string">
            <text:p text:style-name="P7">0x3FF</text:p>
          </table:table-cell>
        </table:table-row>
        <table:table-row>
          <table:table-cell table:style-name="Table2.A2" office:value-type="string">
            <text:p text:style-name="P5">message</text:p>
          </table:table-cell>
          <table:table-cell table:style-name="Table2.B2" office:value-type="string">
            <text:p text:style-name="P5">char[]: komunikat tekstowy</text:p>
          </table:table-cell>
        </table:table-row>
      </table:table>
      <text:p text:style-name="P9"/>
      <text:h text:style-name="P14" text:outline-level="2">DEVICE_INFO</text:h>
      <text:p text:style-name="P9">szczegółowe dane o urządzeniu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6.A2" office:value-type="string">
            <text:p text:style-name="P5">frame_command</text:p>
          </table:table-cell>
          <table:table-cell table:style-name="Table6.B2" office:value-type="string">
            <text:p text:style-name="P7">0x001</text:p>
          </table:table-cell>
        </table:table-row>
        <table:table-row>
          <table:table-cell table:style-name="Table6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6.A2" office:value-type="string">
            <text:p text:style-name="P5">frame_command</text:p>
          </table:table-cell>
          <table:table-cell table:style-name="Table6.B2" office:value-type="string">
            <text:p text:style-name="P7">0x001</text:p>
          </table:table-cell>
        </table:table-row>
        <table:table-row>
          <table:table-cell table:style-name="Table6.A2" office:value-type="string">
            <text:p text:style-name="P5">name[16]</text:p>
          </table:table-cell>
          <table:table-cell table:style-name="Table6.B2" office:value-type="string">
            <text:p text:style-name="P5">char[]: nazwa urządzenia</text:p>
          </table:table-cell>
        </table:table-row>
        <table:table-row>
          <table:table-cell table:style-name="Table6.A2" office:value-type="string">
            <text:p text:style-name="P5">buildId[32]</text:p>
          </table:table-cell>
          <table:table-cell table:style-name="Table6.B2" office:value-type="string">
            <text:p text:style-name="P5">char[]: tekstowy identyfikator wersji oprogramowania</text:p>
          </table:table-cell>
        </table:table-row>
        <table:table-row>
          <table:table-cell table:style-name="Table6.A2" office:value-type="string">
            <text:p text:style-name="P5">hardwareRevision[1]</text:p>
          </table:table-cell>
          <table:table-cell table:style-name="Table6.B2" office:value-type="string">
            <text:p text:style-name="P5">uint8_t: wersja sprzętu: </text:p>
            <text:p text:style-name="P8">0 - wersja 1 i wcześniejsze</text:p>
            <text:p text:style-name="P7"><text:span text:style-name="T1">1</text:span> <text:span text:style-name="T1">- wersja 2</text:span></text:p>
          </table:table-cell>
        </table:table-row>
      </table:table>
      <text:h text:style-name="P14" text:outline-level="2">DEVICE_STATE</text:h>
      <text:p text:style-name="P9">aktualny stan urządzenia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7.A2" office:value-type="string">
            <text:p text:style-name="P5">frame_command</text:p>
          </table:table-cell>
          <table:table-cell table:style-name="Table7.B2" office:value-type="string">
            <text:p text:style-name="P7">0x002</text:p>
          </table:table-cell>
        </table:table-row>
        <table:table-row>
          <table:table-cell table:style-name="Table7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7.A2" office:value-type="string">
            <text:p text:style-name="P5">frame_command</text:p>
          </table:table-cell>
          <table:table-cell table:style-name="Table7.B2" office:value-type="string">
            <text:p text:style-name="P7">0x002</text:p>
          </table:table-cell>
        </table:table-row>
        <table:table-row>
          <table:table-cell table:style-name="Table7.A2" office:value-type="string">
            <text:p text:style-name="P5">timeMs[4]</text:p>
          </table:table-cell>
          <table:table-cell table:style-name="Table7.B2" office:value-type="string">
            <text:p text:style-name="P5">uint32_t: liczba milisekund od włączenia zasilania</text:p>
          </table:table-cell>
        </table:table-row>
        <table:table-row>
          <table:table-cell table:style-name="Table7.A2" office:value-type="string">
            <text:p text:style-name="P5">analyser[1]</text:p>
          </table:table-cell>
          <table:table-cell table:style-name="Table7.B2" office:value-type="string">
            <text:p text:style-name="P5">uint8_t: stan analizatora:</text:p>
            <text:p text:style-name="P8">0 – gotowy do obsługi żądań</text:p>
            <text:p text:style-name="P8">1 – przetwarza żądanie</text:p>
            <text:p text:style-name="P8">2 – niewłaściwe żądanie, oczekuje na następne</text:p>
          </table:table-cell>
        </table:table-row>
        <table:table-row>
          <table:table-cell table:style-name="Table7.A2" office:value-type="string">
            <text:p text:style-name="P5">vfoOut[1]</text:p>
          </table:table-cell>
          <table:table-cell table:style-name="Table7.B2" office:value-type="string">
            <text:p text:style-name="P5">bool: przekierowanie wyjścia VFO</text:p>
            <text:p text:style-name="P5">0 – bezpośrednio na zewnętrzne wyjście VFO</text:p>
            <text:p text:style-name="P5">1 – na wejście modułu VNA</text:p>
          </table:table-cell>
        </table:table-row>
        <table:table-row>
          <table:table-cell table:style-name="Table7.A2" office:value-type="string">
            <text:p text:style-name="P5">vfoAmplifier[1]</text:p>
          </table:table-cell>
          <table:table-cell table:style-name="Table7.B2" office:value-type="string">
            <text:p text:style-name="P5">bool: wzmacniacz sygnału VFO włączony</text:p>
            <text:p text:style-name="P5">wymagana wersja sprzętu: 2</text:p>
          </table:table-cell>
        </table:table-row>
        <text:soft-page-break/>
        <table:table-row>
          <table:table-cell table:style-name="Table7.A2" office:value-type="string">
            <text:p text:style-name="P5">vfoAttenuator[1]</text:p>
          </table:table-cell>
          <table:table-cell table:style-name="Table7.B2" office:value-type="string">
            <text:p text:style-name="P5">uint8_t: sterowanie sekcjami tłumika VFO</text:p>
            <text:p text:style-name="P5">0..7 – każdy bit załącza odpowiednią sekcję tłumika</text:p>
            <text:p text:style-name="P5">wymagana wersja sprzętu: 2</text:p>
          </table:table-cell>
        </table:table-row>
      </table:table>
      <text:h text:style-name="P14" text:outline-level="2">VFO_GET_FREQ</text:h>
      <text:p text:style-name="P9">pobierz aktualną częstotliwość VFO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8.A2" office:value-type="string">
            <text:p text:style-name="P5">frame_command</text:p>
          </table:table-cell>
          <table:table-cell table:style-name="Table8.B2" office:value-type="string">
            <text:p text:style-name="P7">0x008</text:p>
          </table:table-cell>
        </table:table-row>
        <table:table-row>
          <table:table-cell table:style-name="Table8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8.A2" office:value-type="string">
            <text:p text:style-name="P5">frame_command</text:p>
          </table:table-cell>
          <table:table-cell table:style-name="Table8.B2" office:value-type="string">
            <text:p text:style-name="P7">0x008</text:p>
          </table:table-cell>
        </table:table-row>
        <table:table-row>
          <table:table-cell table:style-name="Table8.A2" office:value-type="string">
            <text:p text:style-name="P5">frequency[4]</text:p>
          </table:table-cell>
          <table:table-cell table:style-name="Table8.B2" office:value-type="string">
            <text:p text:style-name="P5">uint32_t: częstotliwość w Hz</text:p>
          </table:table-cell>
        </table:table-row>
      </table:table>
      <text:h text:style-name="P14" text:outline-level="2">VFO_SET_FREQ</text:h>
      <text:p text:style-name="P9">ustawienie częstotliwości VFO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9.A2" office:value-type="string">
            <text:p text:style-name="P5">frame_command</text:p>
          </table:table-cell>
          <table:table-cell table:style-name="Table9.B2" office:value-type="string">
            <text:p text:style-name="P7">0x009</text:p>
          </table:table-cell>
        </table:table-row>
        <table:table-row>
          <table:table-cell table:style-name="Table9.A2" office:value-type="string">
            <text:p text:style-name="P5">frequency[4]</text:p>
          </table:table-cell>
          <table:table-cell table:style-name="Table9.B2" office:value-type="string">
            <text:p text:style-name="P8">uint32_t: częstotliwość w Hz</text:p>
          </table:table-cell>
        </table:table-row>
        <table:table-row>
          <table:table-cell table:style-name="Table9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9.B2" table:number-columns-spanned="2" office:value-type="string">
            <text:p text:style-name="P5">patrz: DEVICE_STATE</text:p>
          </table:table-cell>
          <table:covered-table-cell/>
        </table:table-row>
      </table:table>
      <text:h text:style-name="P14" text:outline-level="2">LOGPROBE_GET</text:h>
      <text:p text:style-name="P9">Odczyt przetwornika A/C sondy logarytmicznej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0.A2" office:value-type="string">
            <text:p text:style-name="P5">frame_command</text:p>
          </table:table-cell>
          <table:table-cell table:style-name="Table10.B2" office:value-type="string">
            <text:p text:style-name="P7">0x010</text:p>
          </table:table-cell>
        </table:table-row>
        <table:table-row>
          <table:table-cell table:style-name="Table10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0.A2" office:value-type="string">
            <text:p text:style-name="P5">frame_command</text:p>
          </table:table-cell>
          <table:table-cell table:style-name="Table10.B2" office:value-type="string">
            <text:p text:style-name="P7">0x010</text:p>
          </table:table-cell>
        </table:table-row>
        <table:table-row>
          <table:table-cell table:style-name="Table10.A2" office:value-type="string">
            <text:p text:style-name="P5">value[2]</text:p>
          </table:table-cell>
          <table:table-cell table:style-name="Table10.B2" office:value-type="string">
            <text:p text:style-name="P5">uint16_t: uśredniona wartość z przetwornika A/C</text:p>
          </table:table-cell>
        </table:table-row>
      </table:table>
      <text:h text:style-name="P14" text:outline-level="2">LINPROBE_GET</text:h>
      <text:p text:style-name="P9">Odczyt przetwornika A/C sondy liniowej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1.A2" office:value-type="string">
            <text:p text:style-name="P5">frame_command</text:p>
          </table:table-cell>
          <table:table-cell table:style-name="Table11.B2" office:value-type="string">
            <text:p text:style-name="P7">0x018</text:p>
          </table:table-cell>
        </table:table-row>
        <table:table-row>
          <table:table-cell table:style-name="Table11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1.A2" office:value-type="string">
            <text:p text:style-name="P5">frame_command</text:p>
          </table:table-cell>
          <table:table-cell table:style-name="Table11.B2" office:value-type="string">
            <text:p text:style-name="P7">0x018</text:p>
          </table:table-cell>
        </table:table-row>
        <table:table-row>
          <table:table-cell table:style-name="Table11.A2" office:value-type="string">
            <text:p text:style-name="P5">value[2]</text:p>
          </table:table-cell>
          <table:table-cell table:style-name="Table11.B2" office:value-type="string">
            <text:p text:style-name="P5">uint16_t: uśredniona wartość z przetwornika A/C</text:p>
          </table:table-cell>
        </table:table-row>
      </table:table>
      <text:h text:style-name="P14" text:outline-level="2">CMPPROBE_GET</text:h>
      <text:p text:style-name="P9">Odczyt przetworników A/C z komparatora modułu VNA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2.A2" office:value-type="string">
            <text:p text:style-name="P5">frame_command</text:p>
          </table:table-cell>
          <table:table-cell table:style-name="Table12.B2" office:value-type="string">
            <text:p text:style-name="P7">0x020</text:p>
          </table:table-cell>
        </table:table-row>
        <table:table-row>
          <table:table-cell table:style-name="Table12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2.A2" office:value-type="string">
            <text:p text:style-name="P5">frame_command</text:p>
          </table:table-cell>
          <table:table-cell table:style-name="Table12.B2" office:value-type="string">
            <text:p text:style-name="P7">0x020</text:p>
          </table:table-cell>
        </table:table-row>
        <text:soft-page-break/>
        <table:table-row>
          <table:table-cell table:style-name="Table12.A2" office:value-type="string">
            <text:p text:style-name="P5">gain[2]</text:p>
          </table:table-cell>
          <table:table-cell table:style-name="Table12.B2" office:value-type="string">
            <text:p text:style-name="P5">uint16_t: uśredniona wartość z przetwornika A/C</text:p>
          </table:table-cell>
        </table:table-row>
        <table:table-row>
          <table:table-cell table:style-name="Table12.A2" office:value-type="string">
            <text:p text:style-name="P5">phase[2]</text:p>
          </table:table-cell>
          <table:table-cell table:style-name="Table12.B2" office:value-type="string">
            <text:p text:style-name="P5">uint16_t: uśredniona wartość z przetwornika A/C</text:p>
          </table:table-cell>
        </table:table-row>
      </table:table>
      <text:h text:style-name="P14" text:outline-level="2">FMETER_GET</text:h>
      <text:p text:style-name="P9">Odczyt z licznika częstotliwości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3.A2" office:value-type="string">
            <text:p text:style-name="P5">frame_command</text:p>
          </table:table-cell>
          <table:table-cell table:style-name="Table13.B2" office:value-type="string">
            <text:p text:style-name="P7">0x028</text:p>
          </table:table-cell>
        </table:table-row>
        <table:table-row>
          <table:table-cell table:style-name="Table13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3.A2" office:value-type="string">
            <text:p text:style-name="P5">frame_command</text:p>
          </table:table-cell>
          <table:table-cell table:style-name="Table13.B2" office:value-type="string">
            <text:p text:style-name="P7">0x028</text:p>
          </table:table-cell>
        </table:table-row>
        <table:table-row>
          <table:table-cell table:style-name="Table13.A2" office:value-type="string">
            <text:p text:style-name="P5">frequency[4]</text:p>
          </table:table-cell>
          <table:table-cell table:style-name="Table13.B2" office:value-type="string">
            <text:p text:style-name="P5">uint32_t: liczba impulsów zliczona w ciągu sekundy</text:p>
          </table:table-cell>
        </table:table-row>
      </table:table>
      <text:h text:style-name="P14" text:outline-level="2">PROBES_GET</text:h>
      <text:p text:style-name="P9">Jednoczesny odczyt wartości A/C wszystkich sond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4.A2" office:value-type="string">
            <text:p text:style-name="P5">frame_command</text:p>
          </table:table-cell>
          <table:table-cell table:style-name="Table14.B2" office:value-type="string">
            <text:p text:style-name="P7">0x030</text:p>
          </table:table-cell>
        </table:table-row>
        <table:table-row>
          <table:table-cell table:style-name="Table14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4.A2" office:value-type="string">
            <text:p text:style-name="P5">frame_command</text:p>
          </table:table-cell>
          <table:table-cell table:style-name="Table14.B2" office:value-type="string">
            <text:p text:style-name="P7">0x030</text:p>
          </table:table-cell>
        </table:table-row>
        <table:table-row>
          <table:table-cell table:style-name="Table14.A2" office:value-type="string">
            <text:p text:style-name="P5">logarithmic[2]</text:p>
          </table:table-cell>
          <table:table-cell table:style-name="Table14.B2" office:value-type="string">
            <text:p text:style-name="P5">uint16_t: uśredniona wartość A/C sondy logarytmicznej</text:p>
          </table:table-cell>
        </table:table-row>
        <table:table-row>
          <table:table-cell table:style-name="Table14.A2" office:value-type="string">
            <text:p text:style-name="P5">linear[2]</text:p>
          </table:table-cell>
          <table:table-cell table:style-name="Table14.B2" office:value-type="string">
            <text:p text:style-name="P5">uint16_t: uśredniona wartość A/C sondy liniowej</text:p>
          </table:table-cell>
        </table:table-row>
        <table:table-row>
          <table:table-cell table:style-name="Table14.A2" office:value-type="string">
            <text:p text:style-name="P5">vna_gain[2]</text:p>
          </table:table-cell>
          <table:table-cell table:style-name="Table14.B2" office:value-type="string">
            <text:p text:style-name="P5">uint16_t: uśredniona wartość A/C wyjścia „gain” </text:p>
          </table:table-cell>
        </table:table-row>
        <table:table-row>
          <table:table-cell table:style-name="Table14.A2" office:value-type="string">
            <text:p text:style-name="P5">vna_phase[2]</text:p>
          </table:table-cell>
          <table:table-cell table:style-name="Table14.B2" office:value-type="string">
            <text:p text:style-name="P5">uint16_t: uśredniona wartość A/C wyjścia „phase”</text:p>
          </table:table-cell>
        </table:table-row>
        <table:table-row>
          <table:table-cell table:style-name="Table14.A2" office:value-type="string">
            <text:p text:style-name="P5">frequency[4]</text:p>
          </table:table-cell>
          <table:table-cell table:style-name="Table14.B2" office:value-type="string">
            <text:p text:style-name="P5">uint32_t: liczba impulsów zliczona w ciągu sekundy</text:p>
          </table:table-cell>
        </table:table-row>
      </table:table>
      <text:h text:style-name="P14" text:outline-level="2">VFO_OUT_DIRECT</text:h>
      <text:p text:style-name="P9">Przekierowanie wewnętrznego VFO bezpośrednio na wyjście VFO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5.A2" office:value-type="string">
            <text:p text:style-name="P5">frame_command</text:p>
          </table:table-cell>
          <table:table-cell table:style-name="Table5.B2" office:value-type="string">
            <text:p text:style-name="P7">0x033</text:p>
          </table:table-cell>
        </table:table-row>
        <table:table-row>
          <table:table-cell table:style-name="Table5.B2" table:number-columns-spanned="2" office:value-type="string">
            <text:p text:style-name="P6">brak odpowiedzi</text:p>
          </table:table-cell>
          <table:covered-table-cell/>
        </table:table-row>
      </table:table>
      <text:h text:style-name="P14" text:outline-level="2">VFO_OUT_VNA</text:h>
      <text:p text:style-name="P9">Przekierowanie wewnętrznego VFO na wejścia modułu VNA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5.A2" office:value-type="string">
            <text:p text:style-name="P5">frame_command</text:p>
          </table:table-cell>
          <table:table-cell table:style-name="Table15.B2" office:value-type="string">
            <text:p text:style-name="P7">0x034</text:p>
          </table:table-cell>
        </table:table-row>
        <table:table-row>
          <table:table-cell table:style-name="Table15.B2" table:number-columns-spanned="2" office:value-type="string">
            <text:p text:style-name="P6">brak odpowiedzi</text:p>
          </table:table-cell>
          <table:covered-table-cell/>
        </table:table-row>
      </table:table>
      <text:h text:style-name="P14" text:outline-level="2">ANALYSER_REQUEST</text:h>
      <text:p text:style-name="P9">Wykonanie analizy z przemiataniem częstotliwości. Żądanie jest ignorowane jeśli poprzednie nie zostało jeszcze zakończone. W każdym przypadku zwracana jest odpowiedź konkludująca zawierająca status (DEVICE_STATE)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6.A2" office:value-type="string">
            <text:p text:style-name="P5">frame_command</text:p>
          </table:table-cell>
          <table:table-cell table:style-name="Table16.B2" office:value-type="string">
            <text:p text:style-name="P7">0x040</text:p>
          </table:table-cell>
        </table:table-row>
        <table:table-row>
          <table:table-cell table:style-name="Table16.A2" office:value-type="string">
            <text:p text:style-name="P5">freqStart[4]</text:p>
          </table:table-cell>
          <table:table-cell table:style-name="Table16.B2" office:value-type="string">
            <text:p text:style-name="P8">uint32_t: częstotliwość początkowa</text:p>
          </table:table-cell>
        </table:table-row>
        <text:soft-page-break/>
        <table:table-row>
          <table:table-cell table:style-name="Table16.A2" office:value-type="string">
            <text:p text:style-name="P5">freqStep[4]</text:p>
          </table:table-cell>
          <table:table-cell table:style-name="Table16.B2" office:value-type="string">
            <text:p text:style-name="P8">uint32_t: krok częstotliwości</text:p>
          </table:table-cell>
        </table:table-row>
        <table:table-row>
          <table:table-cell table:style-name="Table16.A2" office:value-type="string">
            <text:p text:style-name="P5">numSteps[2]</text:p>
          </table:table-cell>
          <table:table-cell table:style-name="Table16.B2" office:value-type="string">
            <text:p text:style-name="P8">uint16_t: liczba kroków do wykonania</text:p>
          </table:table-cell>
        </table:table-row>
        <table:table-row>
          <table:table-cell table:style-name="Table16.A2" office:value-type="string">
            <text:p text:style-name="P5">source[1]</text:p>
          </table:table-cell>
          <table:table-cell table:style-name="Table16.B2" office:value-type="string">
            <text:p text:style-name="P8">uint8_t: źródło danych wejściowych</text:p>
            <text:p text:style-name="P8">0 – sonda logarytmiczna</text:p>
            <text:p text:style-name="P8">1 – sonda liniowa</text:p>
            <text:p text:style-name="P8">2 – komparator VNA, wyjścia „gain” i „phase”</text:p>
          </table:table-cell>
        </table:table-row>
        <table:table-row>
          <table:table-cell table:style-name="Table16.B2" table:number-columns-spanned="2" office:value-type="string">
            <text:p text:style-name="P6">odpowiedź 1: analizatora po zakończeniu przemiatania</text:p>
          </table:table-cell>
          <table:covered-table-cell/>
        </table:table-row>
        <table:table-row>
          <table:table-cell table:style-name="Table16.A2" office:value-type="string">
            <text:p text:style-name="P5">frame_command</text:p>
          </table:table-cell>
          <table:table-cell table:style-name="Table16.B2" office:value-type="string">
            <text:p text:style-name="P7">0x042</text:p>
          </table:table-cell>
        </table:table-row>
        <table:table-row>
          <table:table-cell table:style-name="Table16.A2" office:value-type="string">
            <text:p text:style-name="P5">freqStart[4]</text:p>
          </table:table-cell>
          <table:table-cell table:style-name="Table16.B2" office:value-type="string">
            <text:p text:style-name="P5">uint32_t: częstotliwość początkowa wykonanej analizy</text:p>
          </table:table-cell>
        </table:table-row>
        <table:table-row>
          <table:table-cell table:style-name="Table16.A2" office:value-type="string">
            <text:p text:style-name="P5">freqStep[4]</text:p>
          </table:table-cell>
          <table:table-cell table:style-name="Table16.B2" office:value-type="string">
            <text:p text:style-name="P5">uint32_t: krok częstotliwości</text:p>
          </table:table-cell>
        </table:table-row>
        <table:table-row>
          <table:table-cell table:style-name="Table16.A2" office:value-type="string">
            <text:p text:style-name="P5">numSteps[2]</text:p>
          </table:table-cell>
          <table:table-cell table:style-name="Table16.B2" office:value-type="string">
            <text:p text:style-name="P5">uint16_t: liczba wykonanych kroków</text:p>
          </table:table-cell>
        </table:table-row>
        <table:table-row>
          <table:table-cell table:style-name="Table16.A2" office:value-type="string">
            <text:p text:style-name="P5">source[1]</text:p>
          </table:table-cell>
          <table:table-cell table:style-name="Table16.B2" office:value-type="string">
            <text:p text:style-name="P5">uint8_t: źródło danych wejściowych (patrz wyżej)</text:p>
          </table:table-cell>
        </table:table-row>
        <table:table-row>
          <table:table-cell table:style-name="Table16.A2" office:value-type="string">
            <text:p text:style-name="P5">data[0-4004]</text:p>
          </table:table-cell>
          <table:table-cell table:style-name="Table16.B2" office:value-type="string">
            <text:p text:style-name="P5">uint16_t[]: tablica danych pobranych z wybranego źródła.</text:p>
            <text:p text:style-name="P5">Pojedynczy punkt pomiarowy zawiera 1 lub 2 słowa 16 bitowe z wartością/wartościami pobranymi z wybranego źródła danych pomiarowych.</text:p>
            <text:p text:style-name="P5">Maksymalna liczba kroków pomiarowych wynosi 1001 co daje maksymalnie 4004 bajty dla źródła: 2 (komparator VNA)</text:p>
          </table:table-cell>
        </table:table-row>
        <table:table-row>
          <table:table-cell table:style-name="Table16.B2" table:number-columns-spanned="2" office:value-type="string">
            <text:p text:style-name="P6">odpowiedź 2: konkludująca</text:p>
          </table:table-cell>
          <table:covered-table-cell/>
        </table:table-row>
        <table:table-row>
          <table:table-cell table:style-name="Table16.B2" table:number-columns-spanned="2" office:value-type="string">
            <text:p text:style-name="P5">patrz: DEVICE_STATE</text:p>
          </table:table-cell>
          <table:covered-table-cell/>
        </table:table-row>
      </table:table>
      <text:h text:style-name="P14" text:outline-level="2">DEVICE_HARDWARE_REVISION</text:h>
      <text:p text:style-name="P9">Ustawienie wersji sprzętu lub uruchomienie automatycznej detekcji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7.A2" office:value-type="string">
            <text:p text:style-name="P5">frame_command</text:p>
          </table:table-cell>
          <table:table-cell table:style-name="Table17.B2" office:value-type="string">
            <text:p text:style-name="P7">0x003</text:p>
          </table:table-cell>
        </table:table-row>
        <table:table-row>
          <table:table-cell table:style-name="Table17.A2" office:value-type="string">
            <text:p text:style-name="P5">hardwareRevision[1]</text:p>
          </table:table-cell>
          <table:table-cell table:style-name="Table17.B2" office:value-type="string">
            <text:p text:style-name="P8">uint8_t: określenie żądanej wersji sprzętu</text:p>
            <text:p text:style-name="P8">0 – uruchomienie mechanizmu detekcji automatycznej</text:p>
            <text:p text:style-name="P8">1 – wersja 1 i wcześniejsze</text:p>
            <text:p text:style-name="P8">2 – wersja 2</text:p>
          </table:table-cell>
        </table:table-row>
        <table:table-row>
          <table:table-cell table:style-name="Table17.B2" table:number-columns-spanned="2" office:value-type="string">
            <text:p text:style-name="P6">brak odpowiedzi</text:p>
          </table:table-cell>
          <table:covered-table-cell/>
        </table:table-row>
      </table:table>
      <text:p text:style-name="P11"/>
      <text:h text:style-name="P14" text:outline-level="2">VFO_TYPE</text:h>
      <text:p text:style-name="P9">Określenie zainstalowanego typu VFO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8.A2" office:value-type="string">
            <text:p text:style-name="P5">frame_command</text:p>
          </table:table-cell>
          <table:table-cell table:style-name="Table18.B2" office:value-type="string">
            <text:p text:style-name="P7">0x035</text:p>
          </table:table-cell>
        </table:table-row>
        <table:table-row>
          <table:table-cell table:style-name="Table18.A2" office:value-type="string">
            <text:p text:style-name="P5">vfoType[1]</text:p>
          </table:table-cell>
          <table:table-cell table:style-name="Table18.B2" office:value-type="string">
            <text:p text:style-name="P8">uint8_t: rodzaj zainstalowanego VFO</text:p>
            <text:p text:style-name="P8">0 – brak</text:p>
            <text:p text:style-name="P8">1 – DDS z układem AD9850, moduł „gotronik”</text:p>
            <text:p text:style-name="P8">2 – DDS z układem AD9851, moduł „gotronik”</text:p>
          </table:table-cell>
        </table:table-row>
        <table:table-row>
          <table:table-cell table:style-name="Table18.B2" table:number-columns-spanned="2" office:value-type="string">
            <text:p text:style-name="P6">brak odpowiedzi</text:p>
          </table:table-cell>
          <table:covered-table-cell/>
        </table:table-row>
      </table:table>
      <text:h text:style-name="P14" text:outline-level="2">VFO_ATTENUATOR</text:h>
      <text:p text:style-name="P9">Ustawienie tłumika sygnału VFO</text:p>
      <text:p text:style-name="P9"/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6">żądanie</text:p>
          </table:table-cell>
          <table:covered-table-cell/>
        </table:table-row>
        <text:soft-page-break/>
        <table:table-row>
          <table:table-cell table:style-name="Table19.A2" office:value-type="string">
            <text:p text:style-name="P5">frame_command</text:p>
          </table:table-cell>
          <table:table-cell table:style-name="Table19.B2" office:value-type="string">
            <text:p text:style-name="P7">0x036</text:p>
          </table:table-cell>
        </table:table-row>
        <table:table-row>
          <table:table-cell table:style-name="Table19.A2" office:value-type="string">
            <text:p text:style-name="P5">vfoAttenuator[1]</text:p>
          </table:table-cell>
          <table:table-cell table:style-name="Table19.B2" office:value-type="string">
            <text:p text:style-name="P8">uint8_t: 0..7 poziom tłumienia</text:p>
            <text:p text:style-name="P8">wymagana wersja sprzętu: 2</text:p>
          </table:table-cell>
        </table:table-row>
        <table:table-row>
          <table:table-cell table:style-name="Table19.B2" table:number-columns-spanned="2" office:value-type="string">
            <text:p text:style-name="P6">brak odpowiedzi</text:p>
          </table:table-cell>
          <table:covered-table-cell/>
        </table:table-row>
      </table:table>
      <text:h text:style-name="P14" text:outline-level="2">VFO_AMPLIFIER</text:h>
      <text:p text:style-name="P9">Sterowanie wzmacniaczem sygnału VFO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20.A2" office:value-type="string">
            <text:p text:style-name="P5">frame_command</text:p>
          </table:table-cell>
          <table:table-cell table:style-name="Table20.B2" office:value-type="string">
            <text:p text:style-name="P7">0x037</text:p>
          </table:table-cell>
        </table:table-row>
        <table:table-row>
          <table:table-cell table:style-name="Table20.A2" office:value-type="string">
            <text:p text:style-name="P5">vfoAmplifier[1]</text:p>
          </table:table-cell>
          <table:table-cell table:style-name="Table20.B2" office:value-type="string">
            <text:p text:style-name="P8">bool: włączenie wzmacniacza sygnału VFO</text:p>
            <text:p text:style-name="P8">wymagana wersja sprzętu: 2</text:p>
          </table:table-cell>
        </table:table-row>
        <table:table-row>
          <table:table-cell table:style-name="Table20.B2" table:number-columns-spanned="2" office:value-type="string">
            <text:p text:style-name="P6">brak odpowiedzi</text:p>
          </table:table-cell>
          <table:covered-table-cell/>
        </table:table-row>
      </table:table>
      <text:h text:style-name="P14" text:outline-level="2">VNA_MODE</text:h>
      <text:p text:style-name="P9">Przełączanie trybu pracy modułu analizatora VNA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21.A2" office:value-type="string">
            <text:p text:style-name="P5">frame_command</text:p>
          </table:table-cell>
          <table:table-cell table:style-name="Table21.B2" office:value-type="string">
            <text:p text:style-name="P7">0x038</text:p>
          </table:table-cell>
        </table:table-row>
        <table:table-row>
          <table:table-cell table:style-name="Table21.A2" office:value-type="string">
            <text:p text:style-name="P5">vnaMode[1]</text:p>
          </table:table-cell>
          <table:table-cell table:style-name="Table21.B2" office:value-type="string">
            <text:p text:style-name="P8">uint8_t: tryb pracy</text:p>
            <text:p text:style-name="P8">0 – sprzęgacz kierunkowy i komparator</text:p>
            <text:p text:style-name="P8">1 – mostek pomiarowy i komparator</text:p>
            <text:p text:style-name="P8">wymagana wersja sprzętu: 2</text:p>
            <text:p text:style-name="P8">wymagana wersja modułu VNA: 2</text:p>
          </table:table-cell>
        </table:table-row>
        <table:table-row>
          <table:table-cell table:style-name="Table21.B2" table:number-columns-spanned="2" office:value-type="string">
            <text:p text:style-name="P6">brak odpowiedzi</text:p>
          </table:table-cell>
          <table:covered-table-cell/>
        </table:table-row>
      </table:table>
      <text:h text:style-name="Heading_20_1" text:outline-level="1">Typowe sekwencje komend</text:h>
      <text:h text:style-name="Heading_20_2" text:outline-level="2">Sekwencja startowa</text:h>
      <text:p text:style-name="Text_20_body"><text:tab/>Sekwencja startowa powinna zostać wykonana zaraz po otwarciu portu szeregowego służącego do komunikacji z urządzeniem.</text:p>
      <text:p text:style-name="Text_20_body"/>
      <text:list xml:id="list2851472997149887235" text:style-name="L2">
        <text:list-item>
          <text:p text:style-name="P18">wysłanie DEVICE_HARDWARE_REVISION</text:p>
        </text:list-item>
        <text:list-item>
          <text:p text:style-name="P18">wysłanie VFO_TYPE</text:p>
        </text:list-item>
        <text:list-item>
          <text:p text:style-name="P18">pobranie informacji o urządzeniu: DEVICE_INFO</text:p>
        </text:list-item>
        <text:list-item>
          <text:p text:style-name="P18">pobranie stanu urządzenia: DEVICE_STATE</text:p>
          <text:p text:style-name="P18"/>
        </text:list-item>
      </text:list>
      <text:p text:style-name="Text_20_body">jeśli wszystkie zwrócone dane są prawidłowe można rozpocząć prac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" style:font-family-generic="swiss"/>
    <style:font-face style:name="Cousine" svg:font-family="Cousine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Jaremczak</meta:initial-creator>
    <meta:creation-date>2017-02-28T14:24:29</meta:creation-date>
    <meta:generator>OpenOffice/4.1.1$Unix OpenOffice.org_project/411m6$Build-9775</meta:generator>
    <dc:date>2017-03-02T12:55:38</dc:date>
    <dc:creator>Robert Jaremczak</dc:creator>
    <meta:editing-duration>PT20H24M30S</meta:editing-duration>
    <meta:editing-cycles>54</meta:editing-cycles>
    <meta:document-statistic meta:table-count="21" meta:image-count="0" meta:object-count="0" meta:page-count="7" meta:paragraph-count="304" meta:word-count="947" meta:character-count="7023"/>
  </office:meta>
</office:document-meta>
</file>